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fo:font-size="10pt" style:text-underline-style="none" fo:font-weight="bold" style:font-size-asian="10pt" style:font-weight-asian="bold" style:font-size-complex="10pt" style:font-weight-complex="bold"/>
    </style:style>
    <style:style style:name="P10" style:family="paragraph" style:parent-style-name="Standard" style:list-style-name="L1">
      <style:paragraph-properties fo:line-height="150%" fo:text-align="justify"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2">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0pt" style:text-underline-style="none"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14" style:family="paragraph" style:parent-style-name="Standard" style:list-style-name="L3">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list-style-name="L3">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7" style:family="paragraph" style:parent-style-name="Standard">
      <style:paragraph-properties fo:margin-left="3.785cm" fo:margin-right="0cm" fo:line-height="150%" fo:text-align="justify" style:justify-single-word="false" fo:text-indent="0cm" style:auto-text-indent="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style:font-name="Arial" fo:font-size="10pt" fo:language="es" fo:country="ES" style:text-underline-style="none" fo:font-weight="normal" style:font-size-asian="10pt" style:font-weight-asian="normal" style:font-name-complex="Arial" style:font-size-complex="10pt" style:font-weight-complex="normal"/>
    </style:style>
    <style:style style:name="P19" style:family="paragraph" style:parent-style-name="Standard" style:list-style-name="L3">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4">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21" style:family="paragraph" style:parent-style-name="Standard" style:list-style-name="L4">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4">
      <style:paragraph-properties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23" style:family="paragraph" style:parent-style-name="Standard" style:list-style-name="L5">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Arial" fo:font-size="10pt" style:text-underline-style="none" fo:font-weight="bold" style:font-size-asian="10pt" style:font-weight-asian="bold" style:font-size-complex="10pt" style:font-weight-complex="bold"/>
    </style:style>
    <style:style style:name="P26" style:family="paragraph" style:parent-style-name="Standard">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paragraph-properties fo:margin-left="2.484cm" fo:margin-right="0cm" fo:line-height="150%" fo:text-align="justify" style:justify-single-word="false" fo:text-indent="-1.018cm" style:auto-text-indent="false">
        <style:tab-stops/>
      </style:paragraph-properties>
      <style:text-properties style:font-name="Arial" fo:font-size="12pt" style:text-underline-style="none" fo:font-weight="bold" style:font-size-asian="12pt" style:font-weight-asian="bold" style:font-size-complex="12pt" style:font-weight-complex="bold"/>
    </style:style>
    <style:style style:name="P29" style:family="paragraph" style:parent-style-name="Standard">
      <style:paragraph-properties fo:margin-left="2.484cm" fo:margin-right="0cm" fo:line-height="150%" fo:text-align="justify" style:justify-single-word="false" fo:text-indent="-1.018cm" style:auto-text-indent="false">
        <style:tab-stops/>
      </style:paragraph-properties>
      <style:text-properties style:font-name="Arial" fo:font-size="10pt" style:text-underline-style="none" fo:font-weight="normal" style:font-size-asian="10pt" style:font-weight-asian="normal" style:font-size-complex="10pt" style:font-weight-complex="normal"/>
    </style:style>
    <style:style style:name="P30" style:family="paragraph" style:parent-style-name="Standard" style:list-style-name="L6">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P31" style:family="paragraph" style:parent-style-name="Standard" style:list-style-name="L7">
      <style:paragraph-properties fo:line-height="150%" fo:text-align="justify" style:justify-single-word="false"/>
      <style:text-properties style:font-name="Arial" fo:font-size="10pt" style:text-underline-style="none" fo:font-weight="bold" style:font-size-asian="10pt" style:font-weight-asian="bold" style:font-size-complex="10pt" style:font-weight-complex="bold"/>
    </style:style>
    <style:style style:name="P32" style:family="paragraph" style:parent-style-name="Standard" style:list-style-name="L7">
      <style:paragraph-properties fo:line-height="150%" fo:text-align="justify" style:justify-single-word="false"/>
      <style:text-properties style:font-name="Arial" fo:font-size="10pt" style:text-underline-style="none" fo:font-weight="normal" style:font-size-asian="10pt" style:font-weight-asian="normal" style:font-size-complex="10pt" style:font-weight-complex="normal"/>
    </style:style>
    <style:style style:name="T1" style:family="text">
      <style:text-properties fo:language="en" fo:country="US"/>
    </style:style>
    <style:style style:name="T2" style:family="text">
      <style:text-properties fo:language="es" fo:country="ES" style:font-name-complex="Arial"/>
    </style:style>
    <style:style style:name="T3" style:family="text">
      <style:text-properties fo:font-weight="bold" style:font-weight-asian="bold" style:font-weight-complex="bold"/>
    </style:style>
    <style:style style:name="T4" style:family="text">
      <style:text-properties fo:language="es" fo:country="ES" fo:font-weight="bold" style:font-weight-asian="bold" style:font-name-complex="Arial" style:font-weight-complex="bold"/>
    </style:style>
    <style:style style:name="T5" style:family="text">
      <style:text-properties fo:font-size="10pt" fo:language="es" fo:country="ES" style:font-size-asian="10pt" style:font-name-complex="Arial" style:font-size-complex="10pt"/>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Arial" fo:font-size="10pt" style:text-underline-style="none" fo:font-weight="normal" style:font-size-asian="10pt" style:font-weight-asian="normal" style:font-size-complex="10pt" style:font-weight-complex="normal"/>
    </style:style>
    <style:style style:name="T9" style:family="text">
      <style:text-properties fo:font-size="10pt" fo:language="es" fo:country="ES" fo:font-weight="normal" style:font-size-asian="10pt" style:font-weight-asian="normal" style:font-name-complex="Arial" style:font-size-complex="10pt"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4">
      <text:list-level-style-number text:level="1"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1" text:start-value="4">
        <style:list-level-properties text:space-before="0.635cm" text:min-label-width="0.635cm"/>
      </text:list-level-style-number>
      <text:list-level-style-number text:level="2" style:num-suffix="." style:num-format="1" text:start-value="4">
        <style:list-level-properties text:space-before="1.27cm" text:min-label-width="0.635cm"/>
      </text:list-level-style-number>
      <text:list-level-style-number text:level="3" style:num-suffix="." style:num-format="1" text:start-value="4">
        <style:list-level-properties text:space-before="1.905cm" text:min-label-width="0.635cm"/>
      </text:list-level-style-number>
      <text:list-level-style-number text:level="4" style:num-suffix="." style:num-format="1" text:start-value="4">
        <style:list-level-properties text:space-before="2.54cm" text:min-label-width="0.635cm"/>
      </text:list-level-style-number>
      <text:list-level-style-number text:level="5" style:num-suffix="." style:num-format="1" text:start-value="4">
        <style:list-level-properties text:space-before="3.175cm" text:min-label-width="0.635cm"/>
      </text:list-level-style-number>
      <text:list-level-style-number text:level="6" style:num-suffix="." style:num-format="1" text:start-value="4">
        <style:list-level-properties text:space-before="3.81cm" text:min-label-width="0.635cm"/>
      </text:list-level-style-number>
      <text:list-level-style-number text:level="7" style:num-suffix="." style:num-format="1" text:start-value="4">
        <style:list-level-properties text:space-before="4.445cm" text:min-label-width="0.635cm"/>
      </text:list-level-style-number>
      <text:list-level-style-number text:level="8" style:num-suffix="." style:num-format="1" text:start-value="4">
        <style:list-level-properties text:space-before="5.08cm" text:min-label-width="0.635cm"/>
      </text:list-level-style-number>
      <text:list-level-style-number text:level="9" style:num-suffix="." style:num-format="1" text:start-value="4">
        <style:list-level-properties text:space-before="5.715cm" text:min-label-width="0.635cm"/>
      </text:list-level-style-number>
      <text:list-level-style-number text:level="10" style:num-suffix="." style:num-format="1" text:start-value="4">
        <style:list-level-properties text:space-before="6.35cm" text:min-label-width="0.635cm"/>
      </text:list-level-style-number>
    </text:list-style>
    <text:list-style style:name="L6">
      <text:list-level-style-number text:level="1" text:style-name="Numbering_20_Symbols" style:num-suffix="." style:num-format="1">
        <style:list-level-properties text:space-before="3.117cm" text:min-label-width="0.635cm"/>
      </text:list-level-style-number>
      <text:list-level-style-number text:level="2" text:style-name="Numbering_20_Symbols" style:num-suffix="." style:num-format="1">
        <style:list-level-properties text:space-before="4.387cm" text:min-label-width="0.635cm"/>
      </text:list-level-style-number>
      <text:list-level-style-number text:level="3" text:style-name="Numbering_20_Symbols" style:num-suffix="." style:num-format="1">
        <style:list-level-properties text:space-before="5.657cm" text:min-label-width="0.635cm"/>
      </text:list-level-style-number>
      <text:list-level-style-number text:level="4" text:style-name="Numbering_20_Symbols" style:num-suffix="." style:num-format="1">
        <style:list-level-properties text:space-before="6.927cm" text:min-label-width="0.635cm"/>
      </text:list-level-style-number>
      <text:list-level-style-number text:level="5" text:style-name="Numbering_20_Symbols" style:num-suffix="." style:num-format="1">
        <style:list-level-properties text:space-before="8.197cm" text:min-label-width="0.635cm"/>
      </text:list-level-style-number>
      <text:list-level-style-number text:level="6" text:style-name="Numbering_20_Symbols" style:num-suffix="." style:num-format="1">
        <style:list-level-properties text:space-before="9.467cm" text:min-label-width="0.635cm"/>
      </text:list-level-style-number>
      <text:list-level-style-number text:level="7" text:style-name="Numbering_20_Symbols" style:num-suffix="." style:num-format="1">
        <style:list-level-properties text:space-before="10.737cm" text:min-label-width="0.635cm"/>
      </text:list-level-style-number>
      <text:list-level-style-number text:level="8" text:style-name="Numbering_20_Symbols" style:num-suffix="." style:num-format="1">
        <style:list-level-properties text:space-before="12.007cm" text:min-label-width="0.635cm"/>
      </text:list-level-style-number>
      <text:list-level-style-number text:level="9" text:style-name="Numbering_20_Symbols" style:num-suffix="." style:num-format="1">
        <style:list-level-properties text:space-before="13.277cm" text:min-label-width="0.635cm"/>
      </text:list-level-style-number>
      <text:list-level-style-number text:level="10" text:style-name="Numbering_20_Symbols" style:num-suffix="." style:num-format="1">
        <style:list-level-properties text:space-before="14.547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ción de datos</text:p>
      <text:p text:style-name="P2"/>
      <text:p text:style-name="P2"/>
      <text:p text:style-name="P2"/>
      <text:p text:style-name="P3">Objetivo:</text:p>
      <text:p text:style-name="P3"><text:tab/></text:p>
      <text:p text:style-name="P4"><text:tab/>El objetivo de este TP es realizar un clasificador bayesiano para <text:span text:style-name="T1">feeds</text:span> RSS.</text:p>
      <text:p text:style-name="P4"><text:tab/>RSS es un formato para describir artículos, generalmente noticias, en la web. Usando un formato XML se suele incluir la URL del artículo, un resumen del mismo, el título, imágenes, etc. El TP soportará todos, o al menos la gran mayoría de los formatos RSS.</text:p>
      <text:p text:style-name="P5"/>
      <text:p text:style-name="P6">Lenguajes de Programación:</text:p>
      <text:p text:style-name="P7"/>
      <text:p text:style-name="P8"><text:tab/>La interfaz gráfica sera web y estará desarrollada en PHP.</text:p>
      <text:p text:style-name="P8"><text:tab/>El motor de búsqueda y clasificación bayesiana estará desarrollado en C++.</text:p>
      <text:p text:style-name="P8"><text:tab/>La comunicación entre php y c++ sera realizada mediante XMLRPC.</text:p>
      <text:p text:style-name="P8"/>
      <text:p text:style-name="P9">Organización de archivo:</text:p>
      <text:p text:style-name="P8"/>
      <text:list text:style-name="L1">
        <text:list-item>
          <text:p text:style-name="P10">Las noticias de cada feed<text:span text:style-name="T1">s</text:span> son almacenadas en un archivo con una organización Indexada.</text:p>
        </text:list-item>
        <text:list-item>
          <text:p text:style-name="P10">Las URLs de cada uno de los canales de noticias estarán almacenados en un archivo de organización secuencial.</text:p>
        </text:list-item>
        <text:list-item>
          <text:p text:style-name="P10">Archivo secuencial para almacenar las “Stopwords”.</text:p>
        </text:list-item>
        <text:list-item>
          <text:p text:style-name="P10">Archivo indexado de estadística que contiene para cada tag (índice) las palabras clave y su periodicidad.</text:p>
        </text:list-item>
      </text:list>
      <text:list text:style-name="L2">
        <text:list-header>
          <text:p text:style-name="P11"/>
        </text:list-header>
      </text:list>
      <text:p text:style-name="P12">Estructura de archivos:</text:p>
      <text:p text:style-name="P13"/>
      <text:list text:style-name="L3">
        <text:list-item>
          <text:p text:style-name="P14">Archivo Noticias:</text:p>
        </text:list-item>
      </text:list>
      <text:p text:style-name="P4"/>
      <text:list text:style-name="L3" text:continue-numbering="true">
        <text:list-item>
          <text:list text:continue-numbering="true">
            <text:list-header>
              <text:p text:style-name="P15">Este archivo contiene todas las noticias.</text:p>
              <text:p text:style-name="P15"><text:span text:style-name="T2">Campo esquema[] = { {“id”, int, 1}, {</text:span><text:span text:style-name="T2">“URL”, string, 1..*}, {“TAG”, string, 1..*}, {“TITULO”, string, 1..*}, {“DESCRIPCION”, string, 1..*}, {“ETIQUETADO”, bool, 1}, {“FECHA”, date, 1..*}, </text:span><text:span text:style-name="T2">{“IMPORTANTE”, string, 1..*},</text:span><text:span text:style-name="T2"> {“URL_FEED”, string, 1..*}, {“INFO_IMAGES”, string, 1..*}, {“INFO_VIDEO”, string, 1..*},</text:span><text:span text:style-name="T2">{0, 0, 0} }</text:span></text:p>
            </text:list-header>
          </text:list>
        </text:list-item>
      </text:list>
      <text:p text:style-name="P16"/>
      <text:p text:style-name="P16"><text:tab/><text:span text:style-name="T3"><text:tab/>Campos:</text:span></text:p>
      <text:p text:style-name="P16"><text:tab/><text:tab/><text:tab/><text:span text:style-name="T3">id</text:span>: Calve de indexación para las noticias del archivo.</text:p>
      <text:p text:style-name="P16"><text:tab/><text:tab/><text:tab/><text:span text:style-name="T3">URL</text:span>: Contiene la url de la noticia, donde se encuentra la noticia complenta.</text:p>
      <text:p text:style-name="P16"><text:tab/><text:tab/><text:tab/><text:span text:style-name="T3">TAG</text:span>: Tag al que pertenece la noticia.</text:p>
      <text:p text:style-name="P16"><text:tab/><text:tab/><text:tab/><text:span text:style-name="T3">TITULO</text:span>: Titulo que trae la noticia dentro del feed.</text:p>
      <text:p text:style-name="P17"><text:span text:style-name="T3">DESCRIPCION</text:span>: Es un resumen o toda la noticia entera, es una copia del contenido del tag “Description” del RSS.</text:p>
      <text:p text:style-name="P16"><text:tab/><text:tab/><text:tab/><text:span text:style-name="T3">ETIQUETADO</text:span>: Establece si la noticia ha sido etiquetada por el usario o no.</text:p>
      <text:p text:style-name="P16"><text:tab/><text:tab/><text:tab/><text:span text:style-name="T3">FECHA</text:span>: Almacena la fecha en que fue editada la noticia.</text:p>
      <text:p text:style-name="P16"><text:tab/><text:tab/><text:tab/><text:span text:style-name="T3">IMPORTANTE</text:span>: Establece si el usario lo ha marcado de interes.</text:p>
      <text:p text:style-name="P16"><text:tab/><text:tab/><text:tab/><text:span text:style-name="T3">URL_FEED</text:span>: Contiene la url del feed al cual pertenece dicha noticia.</text:p>
      <text:p text:style-name="P16"><text:tab/><text:tab/><text:tab/><text:span text:style-name="T3">INFO_IMAGES</text:span>: Contiene la información acerca de las imagenes de la noticia.</text:p>
      <text:p text:style-name="P16"><text:tab/><text:tab/><text:tab/><text:span text:style-name="T3">INFO_VIDEO:</text:span> Contiene la información acerca de los videos de la noticia.</text:p>
      <text:p text:style-name="P18"><text:tab/><text:tab/><text:tab/></text:p>
      <text:list text:style-name="L3" text:continue-numbering="true">
        <text:list-item>
          <text:p text:style-name="P19">Archivo Feeds:</text:p>
          <text:p text:style-name="P19"/>
        </text:list-item>
      </text:list>
      <text:p text:style-name="P4"><text:tab/><text:tab/>Este archivo sirve para almacenar las url de los feeds que son ingresadas por el <text:tab/>usuario.</text:p>
      <text:p text:style-name="P4"><text:tab/><text:tab/><text:span text:style-name="T2">Campo esquema[] = { {“Nombre”, string, 50}, {</text:span><text:span text:style-name="T2">“URL”, string, 1..*}, </text:span><text:span text:style-name="T2">{0, 0, 0} }</text:span></text:p>
      <text:p text:style-name="P16"/>
      <text:p text:style-name="P16"><text:tab/><text:tab/><text:span text:style-name="T3">Campos:</text:span></text:p>
      <text:p text:style-name="P16"><text:tab/><text:tab/><text:tab/><text:span text:style-name="T3">Nombre</text:span>: Nombre a mostrar del feed.</text:p>
      <text:list text:style-name="L4">
        <text:list-header>
          <text:p text:style-name="P20"><text:span text:style-name="T2"><text:tab/><text:tab/></text:span><text:span text:style-name="T4">URL</text:span><text:span text:style-name="T2">: Url donde se encuentra el archivo del feed.</text:span></text:p>
          <text:p text:style-name="P21"><text:span text:style-name="T5"/></text:p>
          <text:p text:style-name="P22"><text:span text:style-name="T2"/></text:p>
        </text:list-header>
        <text:list-item>
          <text:p text:style-name="P21">Archivo Stopwords:</text:p>
        </text:list-item>
      </text:list>
      <text:p text:style-name="P13"/>
      <text:p text:style-name="P13"><text:tab/><text:tab/>Este archivo contiene una lista de palabras que son comunes en el vocabularios como preposiciones, conectores, etc.</text:p>
      <text:p text:style-name="P13"><text:tab/><text:tab/>En las siguientes urls encontramos listas de las posibles palabras:</text:p>
      <text:p text:style-name="Standard"><text:span text:style-name="T6"><text:tab/><text:tab/><text:tab/></text:span><text:a xlink:type="simple" xlink:href="http://mat.uls.cl/CMSdev/99/602457.html"><text:span text:style-name="T7">http://mat.uls.cl/CMSdev/99/602457.html</text:span></text:a></text:p>
      <text:p text:style-name="Standard"><text:a xlink:type="simple" xlink:href="http://www.ranks.nl/stopwords/spanish.html"><text:span text:style-name="T8"><text:tab/><text:tab/><text:tab/></text:span></text:a><text:a xlink:type="simple" xlink:href="http://www.ranks.nl/stopwords/spanish.html"><text:span text:style-name="T7">http://www.ranks.nl/stopwords/spanish.html</text:span></text:a></text:p>
      <text:p text:style-name="P13"/>
      <text:p text:style-name="P13"/>
      <text:list text:style-name="L5">
        <text:list-item>
          <text:p text:style-name="P23">Archivo Tag:</text:p>
          <text:p text:style-name="P23"/>
        </text:list-item>
      </text:list>
      <text:p text:style-name="P13"><text:tab/><text:tab/>Este archivo contiene todos los tag introducidos por el usuario y las palabras claves con la cantidad de veces que se repiten que formara parte del conocimiento y entrenamiento del algoritmo de Naïve Bayes.</text:p>
      <text:p text:style-name="P24"/>
      <text:p text:style-name="P24"><text:tab/><text:tab/><text:span text:style-name="T9">Campo esquema[] = { {“NOMBRE”, string, 50}, {</text:span><text:span text:style-name="T9">“KEYS”, maps, 1..*}, </text:span><text:span text:style-name="T9">{0, 0, 0} }</text:span></text:p>
      <text:p text:style-name="P13"><text:tab/><text:tab/>Campos:</text:p>
      <text:p text:style-name="P13"><text:tab/><text:tab/><text:tab/><text:span text:style-name="T3">Nombre</text:span>: Contiene el nombre del tag.</text:p>
      <text:p text:style-name="P13"><text:tab/><text:tab/><text:tab/><text:span text:style-name="T3">KEYS</text:span>: Contiene las palabras claves con la cantidad de veces que se repiten dentro de un map&lt;string,int&gt;.</text:p>
      <text:p text:style-name="P12"/>
      <text:p text:style-name="P12"/>
      <text:p text:style-name="P24">PARSER RSS:</text:p>
      <text:p text:style-name="P25"><text:tab/></text:p>
      <text:p text:style-name="P26"><text:span text:style-name="T10"><text:tab/></text:span><text:span text:style-name="T11">El parser que se va a utilizar esta implementado en PHP y puede verse la documentación en la</text:span><text:span text:style-name="T10"> </text:span><text:span text:style-name="T11">siguiente pagina:</text:span><text:span text:style-name="T10"> </text:span><text:a xlink:type="simple" xlink:href="http://simplepie.org/"><text:span text:style-name="T12">http://simplepie.org/</text:span></text:a><text:span text:style-name="T13"> </text:span><text:span text:style-name="T11">y los resultado se pasan a c++ por el uso de llamadas a procedimientos remotos (XMLRPC).</text:span></text:p>
      <text:p text:style-name="P4"/>
      <text:p text:style-name="P3">Funcionamiento:</text:p>
      <text:p text:style-name="P3"/>
      <text:p text:style-name="P3"><text:tab/><text:span text:style-name="T14">Estado inicial:</text:span></text:p>
      <text:p text:style-name="P27"/>
      <text:p text:style-name="P28"><text:tab/><text:tab/><text:span text:style-name="T15">La interfaz se inicia con usuario único y contendrá en la primera oportunidad un solo tag llamado “General” que incluirá todos las futuras noticias no etiquetadas de los feeds.</text:span></text:p>
      <text:p text:style-name="P29"><text:tab/><text:tab/>Las noticias serán mostradas por defecto en una cantidad de 10 por página, dejando la opción al usuario de variar la cantidad de 10 a 100 noticias por página.</text:p>
      <text:p text:style-name="P25"/>
      <text:p text:style-name="P25"><text:tab/><text:tab/><text:span text:style-name="T14">La interfaz permitirá al usuario realizar las siguientes acciones:</text:span></text:p>
      <text:p text:style-name="P4"/>
      <text:list text:style-name="L6">
        <text:list-item>
          <text:p text:style-name="P30">Dar de alta un feed mediante Url.</text:p>
        </text:list-item>
        <text:list-item>
          <text:p text:style-name="P30">Dar de baja un feed.</text:p>
        </text:list-item>
        <text:list-item>
          <text:p text:style-name="P30">Actualizar los feeds.</text:p>
        </text:list-item>
        <text:list-item>
          <text:p text:style-name="P30">Asignar noticias a un tags.</text:p>
        </text:list-item>
        <text:list-item>
          <text:p text:style-name="P30">Mostrar las noticias asignadas a un tag.</text:p>
        </text:list-item>
        <text:list-item>
          <text:p text:style-name="P30">Calificar una noticia como de interés. </text:p>
        </text:list-item>
        <text:list-item>
          <text:p text:style-name="P30">Mostrar las noticias de Interés.</text:p>
        </text:list-item>
        <text:list-item>
          <text:p text:style-name="P30">Leer una noticia.</text:p>
        </text:list-item>
      </text:list>
      <text:p text:style-name="P4"/>
      <text:list text:style-name="L7">
        <text:list-item>
          <text:p text:style-name="P31"><text:span text:style-name="T14">Cuando el usuario desea dar de alta un feed escribe la dirección del mismo y es recibida por SimplePie, funcionando bajo PHP, el cual se encarga de parsear el archivo. Luego envía el resultado al módulo en C++ mediante XMLRPC. En el caso que el usuario desee importar urls de feeds a través de un archivo se realizará el mismo proceso que para un feed.</text:span></text:p>
          <text:p text:style-name="P32">Cada articulo es almacenado en el archivo Noticias y la dirección del feed en el archivo Feeds.</text:p>
          <text:p text:style-name="P32">En el caso que el usuario haya definido dos o mas tags, el entrenamiento del programa comienza. Las noticias son examinadas y filtradas, omitiendo las palabras que se encuentran en el archivo StopWords, el resto son consideradas representativas del tag, se guardan en el archivo Tags y serán utilizadas para la clasificación de las noticias próximas.</text:p>
          <text:p text:style-name="P32"/>
        </text:list-item>
        <text:list-item>
          <text:p text:style-name="P31"><text:span text:style-name="T14">Cuando el usuario desea dar de baja un feed envía mediante XMLRPC el nombre del feed a C++. Se borran todos los artículos del archivo Noticias vinculados a dicho feed y se borra la </text:span><text:span text:style-name="T14">dirección del feed del archivo Feeds</text:span><text:span text:style-name="T14">.</text:span></text:p>
          <text:p text:style-name="P32"/>
        </text:list-item>
        <text:list-item>
          <text:p text:style-name="P32">La actualización de los feed estará disponible de dos maneras, la actualización individual o de todos. Se basará en obtener nuevamente el feed, parsearlo, comparar las noticias y agregar las nuevas al archivo Noticias.</text:p>
          <text:p text:style-name="P32"/>
        </text:list-item>
        <text:list-item>
          <text:p text:style-name="P32">El usuario tendrá la posibilidad de crear apartados llamados tags mediante los cuales podrá clasificar noticias. En principio destinará una o varias noticias a dicho tags, una vez asignadas, son examinadas para obtener las palabras que serán representativas del tag.</text:p>
          <text:p text:style-name="P32">La noticia será marcada como “perteneciente al tag” y “etiquetada por el usuario”. A futuro no será clasificada por el modulo C++.</text:p>
          <text:p text:style-name="P32"/>
        </text:list-item>
        <text:list-item>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DejaVu Sans" style:font-size-asian="12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Nicolas</meta:initial-creator>
    <meta:creation-date>2007-04-06T13:57:33</meta:creation-date>
    <dc:creator>Nicolas</dc:creator>
    <dc:date>2007-04-14T18:46:40</dc:date>
    <dc:language>es-AR</dc:language>
    <meta:editing-cycles>27</meta:editing-cycles>
    <meta:editing-duration>PT10H54M19S</meta:editing-duration>
    <meta:user-defined meta:name="Info 1"/>
    <meta:user-defined meta:name="Info 2"/>
    <meta:user-defined meta:name="Info 3"/>
    <meta:user-defined meta:name="Info 4"/>
    <meta:document-statistic meta:table-count="0" meta:image-count="0" meta:object-count="0" meta:page-count="3" meta:paragraph-count="71" meta:word-count="914" meta:character-count="5687"/>
  </office:meta>
</office:document-meta>
</file>